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df8" officeooo:paragraph-rsid="001dcdf8"/>
    </style:style>
    <style:style style:name="P2" style:family="paragraph" style:parent-style-name="Standard">
      <style:text-properties fo:color="#000000" officeooo:rsid="001dcdf8" officeooo:paragraph-rsid="001dcdf8"/>
    </style:style>
    <style:style style:name="P3" style:family="paragraph" style:parent-style-name="Standard">
      <style:text-properties fo:color="#000000" officeooo:rsid="001fb505" officeooo:paragraph-rsid="001fb505"/>
    </style:style>
    <style:style style:name="P4" style:family="paragraph" style:parent-style-name="Standard">
      <style:text-properties officeooo:rsid="0021b578" officeooo:paragraph-rsid="0021b578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fb505" fo:background-color="#ffffff" loext:char-shading-value="0"/>
    </style:style>
    <style:style style:name="T3" style:family="text">
      <style:text-properties officeooo:rsid="0021b578" fo:background-color="#ffffff" loext:char-shading-value="0"/>
    </style:style>
    <style:style style:name="T4" style:family="text">
      <style:text-properties fo:color="#ff3333"/>
    </style:style>
    <style:style style:name="T5" style:family="text">
      <style:text-properties fo:color="#ff3333" fo:background-color="#ffffff" loext:char-shading-value="0"/>
    </style:style>
    <style:style style:name="T6" style:family="text">
      <style:text-properties fo:color="#ff3333" officeooo:rsid="0021b578" fo:background-color="#ffffff" loext:char-shading-value="0"/>
    </style:style>
    <style:style style:name="T7" style:family="text">
      <style:text-properties fo:color="#000000"/>
    </style:style>
    <style:style style:name="T8" style:family="text">
      <style:text-properties fo:color="#00000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it clone <text:span text:style-name="T4">gitlab_project_url</text:span></text:p>
      <text:p text:style-name="P1">git status<text:tab/></text:p>
      <text:p text:style-name="P1">git branch <text:tab/><text:tab/>list of branches</text:p>
      <text:p text:style-name="P1">git log<text:tab/><text:tab/><text:tab/>list of commits made on the current branche</text:p>
      <text:p text:style-name="P1">git diff<text:tab/><text:tab/><text:tab/>diff b/w staging area and workspace</text:p>
      <text:p text:style-name="P1">git diff--cached <text:tab/>diff b/w staging area and local repo<text:line-break/>git show<text:tab/><text:tab/>latest commit details</text:p>
      <text:p text:style-name="P4">git show <text:span text:style-name="T4">commitid<text:tab/></text:span><text:span text:style-name="T7">info about given commitid</text:span></text:p>
      <text:p text:style-name="P1">git add <text:span text:style-name="T5">file<text:tab/><text:tab/></text:span><text:span text:style-name="T8">add file to staging area</text:span></text:p>
      <text:p text:style-name="P1"><text:span text:style-name="T8">git config --global user.email “mail” <text:tab/><text:tab/>configuring the develpoer details</text:span></text:p>
      <text:p text:style-name="P1"><text:span text:style-name="T8">git config --global user.name “name”</text:span></text:p>
      <text:p text:style-name="P1"><text:span text:style-name="T8">git commit -m “Commit message”<text:tab/><text:tab/><text:tab/>commiting into local repo</text:span></text:p>
      <text:p text:style-name="P1"><text:span text:style-name="T8">git remote add origin </text:span><text:span text:style-name="T5">gitlab_project_url<text:tab/><text:tab/></text:span></text:p>
      <text:p text:style-name="P2"><text:span text:style-name="T1">git push origin </text:span><text:span text:style-name="T5">branchname </text:span></text:p>
      <text:p text:style-name="P2"><text:span text:style-name="T1">git branch </text:span><text:span text:style-name="T5">branchname <text:tab/><text:tab/><text:tab/></text:span><text:span text:style-name="T1">create branch with branchname</text:span></text:p>
      <text:p text:style-name="P2"><text:span text:style-name="T1">git branch checkout </text:span><text:span text:style-name="T5">branchname <text:tab/><text:tab/></text:span><text:span text:style-name="T2">changing head from current branch to given branche</text:span></text:p>
      <text:p text:style-name="P3"><text:span text:style-name="T1">git </text:span><text:span text:style-name="T3">revert </text:span><text:span text:style-name="T6">commitid <text:tab/><text:tab/><text:tab/><text:tab/></text:span><text:span text:style-name="T3">undo changes of given commit &amp; commit automatically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08:49.476646424</meta:creation-date>
    <dc:date>2019-10-03T13:39:03.246483176</dc:date>
    <meta:editing-duration>PT37M22S</meta:editing-duration>
    <meta:editing-cycles>1</meta:editing-cycles>
    <meta:document-statistic meta:table-count="0" meta:image-count="0" meta:object-count="0" meta:page-count="1" meta:paragraph-count="16" meta:word-count="122" meta:character-count="782" meta:non-whitespace-character-count="653"/>
    <meta:generator>LibreOffice/5.1.6.2$Linux_X86_64 LibreOffice_project/10m0$Build-2</meta:generator>
  </office:meta>
</office:document-meta>
</file>